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234f"/>
    </style:style>
    <style:style style:name="P2" style:family="paragraph" style:parent-style-name="Standard">
      <style:text-properties officeooo:rsid="000b234f" officeooo:paragraph-rsid="000b234f"/>
    </style:style>
    <style:style style:name="P3" style:family="paragraph" style:parent-style-name="Standard">
      <style:text-properties officeooo:rsid="000b234f" officeooo:paragraph-rsid="000edf3c"/>
    </style:style>
    <style:style style:name="T1" style:family="text">
      <style:text-properties officeooo:rsid="000b234f"/>
    </style:style>
    <style:style style:name="T2" style:family="text">
      <style:text-properties officeooo:rsid="000cfa14"/>
    </style:style>
    <style:style style:name="T3" style:family="text">
      <style:text-properties officeooo:rsid="000ed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ata-</text:p>
      <text:p text:style-name="P2"/>
      <text:p text:style-name="P1"><text:span text:style-name="T1">In media that exhibit </text:span><text:span text:style-name="T2">birefringence</text:span><text:span text:style-name="T1">, polarization of light changes propagation speed.</text:span></text:p>
      <text:p text:style-name="P2"/>
      <text:p text:style-name="P3"><text:span text:style-name="T3">A more common beam-splitter uses an interface between two dialectric triangular prisms, rather than a half-silvered mirror.</text:span></text:p>
      <text:p text:style-name="P3"><text:span text:style-name="T3"/></text:p>
      <text:p text:style-name="P3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4-01-03T22:07:36</meta:creation-date>
    <dc:date>2014-01-24T00:05:24</dc:date>
    <dc:creator>joe </dc:creator>
    <meta:editing-duration>P1DT47M33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3" meta:word-count="29" meta:character-count="215" meta:non-whitespace-character-count="189"/>
  </office:meta>
</office:document-meta>
</file>